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7.0743in" fo:margin-left="0.0104in" table:align="left"/>
    </style:style>
    <style:style style:name="Tabela1.A" style:family="table-column">
      <style:table-column-properties style:column-width="4.5993in"/>
    </style:style>
    <style:style style:name="Tabela1.B" style:family="table-column">
      <style:table-column-properties style:column-width="1.2375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 style:list-style-name="">
      <style:text-properties officeooo:rsid="0015b0ae" officeooo:paragraph-rsid="0015b0ae"/>
    </style:style>
    <style:style style:name="P9" style:family="paragraph" style:parent-style-name="Heading_20_1" style:list-style-name=""/>
    <style:style style:name="P10" style:family="paragraph" style:parent-style-name="Heading_20_1" style:list-style-name="">
      <style:text-properties officeooo:rsid="0015b0ae" officeooo:paragraph-rsid="0015b0a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able_20_Contents">
      <style:text-properties fo:font-size="14pt" officeooo:rsid="0015e321" officeooo:paragraph-rsid="0015e321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15e321" officeooo:paragraph-rsid="0015e321" style:font-size-asian="14pt" style:font-size-complex="14pt"/>
    </style:style>
    <style:style style:name="T1" style:family="text">
      <style:text-properties officeooo:rsid="0015e3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4">WSTĘP DO FIZYKI CIAŁA STAŁEGO</text:p>
          </table:table-cell>
          <table:table-cell table:style-name="Tabela1.B1" table:number-columns-spanned="2" office:value-type="string">
            <text:p text:style-name="P4">PROJEKT #1</text:p>
          </table:table-cell>
          <table:covered-table-cell/>
        </table:table-row>
        <table:table-row>
          <table:table-cell table:style-name="Tabela1.A2" office:value-type="string">
            <text:p text:style-name="P12">Dominik Stańczak</text:p>
          </table:table-cell>
          <table:table-cell table:style-name="Tabela1.A2" office:value-type="string">
            <text:p text:style-name="P3">Zestaw 2</text:p>
          </table:table-cell>
          <table:table-cell table:style-name="Tabela1.C2" office:value-type="string">
            <text:p text:style-name="P3"><text:span text:style-name="T1">04</text:span>.<text:span text:style-name="T1">1</text:span>2.201<text:span text:style-name="T1">5</text:span> r.</text:p>
          </table:table-cell>
        </table:table-row>
        <table:table-row>
          <table:table-cell table:style-name="Tabela1.A2" office:value-type="string">
            <text:p text:style-name="P2"><text:span text:style-name="T1">domsta</text:span>@student.<text:span text:style-name="T1">fizyka</text:span>.pw.edu.pl</text:p>
          </table:table-cell>
          <table:table-cell table:style-name="Tabela1.A2" office:value-type="string">
            <text:p text:style-name="P13">261604</text:p>
          </table:table-cell>
          <table:table-cell table:style-name="Tabela1.C2" office:value-type="string">
            <text:p text:style-name="P3"><text:span text:style-name="T1">10</text:span>–1<text:span text:style-name="T1">1</text:span>, gr. <text:span text:style-name="T1">M2</text:span></text:p>
          </table:table-cell>
        </table:table-row>
        <table:table-row>
          <table:table-cell table:style-name="Tabela1.A4" office:value-type="string">
            <text:p text:style-name="P5">Oświadczam, że jestem wyłącznym autorem wszelkich treści (obliczeń, wykresów itp.) zawartych w niniejszym projekcie.</text:p>
          </table:table-cell>
          <table:table-cell table:style-name="Tabela1.C2" table:number-columns-spanned="2" office:value-type="string">
            <text:p text:style-name="Standard"/>
            <text:p text:style-name="P7">…………………………………</text:p>
            <text:p text:style-name="P6">(czytelny podpis)</text:p>
          </table:table-cell>
          <table:covered-table-cell/>
        </table:table-row>
      </table:table>
      <text:p text:style-name="Standard"/>
      <text:h text:style-name="Heading_20_1" text:outline-level="1">Zadanie #1</text:h>
      <text:p text:style-name="Text_20_body">Rozwiązanie zadania #1 pisane stylem „treść tekstu”.</text:p>
      <text:p text:style-name="Text_20_body"/>
      <text:h text:style-name="P10" text:outline-level="1">1: temperatura przejścia szklistego 464 stopnie</text:h>
      <text:p text:style-name="P8">2: <text:s/>Tc0 502</text:p>
      <text:p text:style-name="P8">3: temperatura krystalizacji 523</text:p>
      <text:p text:style-name="P8">4. T<text:span text:style-name="T1">emperatura topnienia Tm 725</text:span></text:p>
      <text:h text:style-name="P11" text:outline-level="1">Zadanie #2</text:h>
      <text:p text:style-name="Text_20_body">Rozwiązanie zadania #2</text:p>
      <text:p text:style-name="Text_20_body"/>
      <text:h text:style-name="P9" text:outline-level="1"/>
      <text:h text:style-name="P11" text:outline-level="1">Zadanie #3</text:h>
      <text:p text:style-name="Text_20_body">Rozwiązania zadania #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l" fo:country="PL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justify" style:justify-single-word="false" fo:orphans="2" fo:widows="2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Pietrzak</meta:initial-creator>
    <meta:creation-date>2011-09-08T09:39:18.60</meta:creation-date>
    <dc:date>2015-12-05T21:31:24.794477850</dc:date>
    <dc:creator>Dominik Stańczak</dc:creator>
    <meta:editing-duration>PT16M27S</meta:editing-duration>
    <meta:editing-cycles>11</meta:editing-cycles>
    <meta:generator>LibreOffice/5.0.3.2$Linux_X86_64 LibreOffice_project/00m0$Build-2</meta:generator>
    <dc:title>WDFCS - wzór projektu</dc:title>
    <meta:document-statistic meta:table-count="1" meta:image-count="0" meta:object-count="0" meta:page-count="3" meta:paragraph-count="22" meta:word-count="74" meta:character-count="522" meta:non-whitespace-character-count="470"/>
  </office:meta>
</office:document-meta>
</file>